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" svg:font-family="'Source Code Pro', Consolas, 'Bitstream Vera Sans Mono', 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d371" officeooo:paragraph-rsid="0001d371"/>
    </style:style>
    <style:style style:name="P2" style:family="paragraph" style:parent-style-name="Standard">
      <style:text-properties fo:font-variant="normal" fo:text-transform="none" fo:color="#000000" style:font-name="Source Code Pro" fo:font-size="10.5pt" fo:letter-spacing="normal" fo:font-style="normal" fo:font-weight="normal" officeooo:rsid="0001d371" officeooo:paragraph-rsid="0001d3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moving Images:</text:p>
      <text:p text:style-name="P2">sudo docker image prune -a –force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" svg:font-family="'Source Code Pro', Consolas, 'Bitstream Vera Sans Mono', 'Courier New'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8T17:28:36.327389717</meta:creation-date>
    <meta:generator>LibreOffice/6.4.7.2$Linux_X86_64 LibreOffice_project/40$Build-2</meta:generator>
    <dc:date>2022-03-28T17:29:56.247290939</dc:date>
    <meta:editing-duration>PT1M20S</meta:editing-duration>
    <meta:editing-cycles>1</meta:editing-cycles>
    <meta:document-statistic meta:table-count="0" meta:image-count="0" meta:object-count="0" meta:page-count="1" meta:paragraph-count="2" meta:word-count="8" meta:character-count="49" meta:non-whitespace-character-count="43"/>
  </office:meta>
</office:document-meta>
</file>